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officeooo:rsid="0018a670" officeooo:paragraph-rsid="0018a670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  <text:list text:style-name="L1">
        <text:list-item>
          <text:p text:style-name="P2">une liste accentuée</text:p>
          <text:list>
            <text:list-item>
              <text:p text:style-name="P2">un sous-élément</text:p>
            </text:list-item>
          </text:list>
        </text:list-item>
      </text:list>
      <text:p text:style-name="Standard"/>
      <text:list text:style-name="L2">
        <text:list-item>
          <text:p text:style-name="P3">une liste numérotée</text:p>
        </text:list-item>
        <text:list-item>
          <text:p text:style-name="P3">et de deux 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8:18.714012</meta:creation-date>
    <dc:date>2024-11-30T13:58:19.714012</dc:date>
    <meta:editing-duration>PT00H00M01S</meta:editing-duration>
    <meta:editing-cycles>1</meta:editing-cycles>
    <meta:generator>odfdo 3.12.0</meta:generator>
    <meta:document-statistic meta:table-count="0" meta:image-count="0" meta:object-count="0" meta:page-count="1" meta:paragraph-count="5" meta:word-count="18" meta:character-count="80" meta:non-whitespace-character-count="71"/>
  </office:meta>
</office:document-meta>
</file>